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1561b0"/>
    </style:style>
    <style:style style:name="P3" style:family="paragraph" style:parent-style-name="Text_20_body">
      <style:paragraph-properties fo:margin-top="0cm" fo:margin-bottom="0cm" style:contextual-spacing="false" fo:line-height="138%" fo:text-align="center" style:justify-single-word="false" style:writing-mode="lr-tb"/>
    </style:style>
    <style:style style:name="P4" style:family="paragraph" style:parent-style-name="Text_20_body">
      <style:text-properties officeooo:rsid="00137e01" officeooo:paragraph-rsid="00137e01"/>
    </style:style>
    <style:style style:name="P5" style:family="paragraph" style:parent-style-name="Text_20_body">
      <style:paragraph-properties fo:margin-top="0.199cm" fo:margin-bottom="0cm" style:contextual-spacing="false" fo:line-height="138%" fo:text-align="justify" style:justify-single-word="false" style:writing-mode="lr-tb"/>
    </style:style>
    <style:style style:name="P6" style:family="paragraph" style:parent-style-name="Text_20_body">
      <style:paragraph-properties fo:margin-top="0.199cm" fo:margin-bottom="0cm" style:contextual-spacing="false" fo:line-height="138%" fo:text-align="justify" style:justify-single-word="false" style:writing-mode="lr-tb"/>
      <style:text-properties officeooo:paragraph-rsid="00137e01"/>
    </style:style>
    <style:style style:name="P7" style:family="paragraph" style:parent-style-name="Text_20_body">
      <style:paragraph-properties fo:margin-top="0.199cm" fo:margin-bottom="0cm" style:contextual-spacing="false" fo:line-height="138%" fo:text-align="justify" style:justify-single-word="false" style:writing-mode="lr-tb"/>
      <style:text-properties officeooo:paragraph-rsid="001561b0"/>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37e01"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561b0"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officeooo:rsid="001561b0"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1185bb"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font-name="Arial" fo:font-size="14pt" fo:font-style="normal" style:text-underline-style="none" fo:font-weight="bold" officeooo:rsid="00137e01" style:text-blinking="false" fo:background-color="transparent" loext:char-shading-value="0"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officeooo:rsid="0010b609" style:font-size-asian="14pt" style:font-weight-asian="bold" style:font-size-complex="14pt" style:font-weight-complex="bold"/>
    </style:style>
    <style:style style:name="T13" style:family="text">
      <style:text-properties officeooo:rsid="001185bb" style:font-size-asian="14pt" style:font-weight-asian="bold" style:font-size-complex="14pt" style:font-weight-complex="bold"/>
    </style:style>
    <style:style style:name="T14" style:family="text">
      <style:text-properties officeooo:rsid="00137e01" style:font-size-asian="14pt" style:font-weight-asian="bold" style:font-size-complex="14pt" style:font-weight-complex="bold"/>
    </style:style>
    <style:style style:name="T15" style:family="text">
      <style:text-properties officeooo:rsid="00137e01"/>
    </style:style>
    <style:style style:name="T16" style:family="text">
      <style:text-properties officeooo:rsid="001561b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Proyecto 2.</text:span><text:span text:style-name="T9">1</text:span><text:span text:style-name="T8">.</text:span><text:span text:style-name="T10">2</text:span><text:span text:style-name="T8">. </text:span><text:span text:style-name="T10">¿Bolitas, caramelos o tomates?</text:span></text:p>
      <text:p text:style-name="P7"><text:span text:style-name="T1">En el </text:span><text:span text:style-name="T2">tablero </text:span><text:span text:style-name="T1">se muestran surcos arados y un granjero. Al ejecutar el programa, el granjero recorrerá el campo, sembrando plantines de tomate y luego volverá al comienzo, momento en el que los plantines maduran, creciendo un tomate de cada uno. El granjero, en su tarea de recolección, cosecha todos los tomates en el mismo orden en que los sembró.</text:span></text:p>
      <text:p text:style-name="P3"><text:span text:style-name="T11"><draw:frame draw:style-name="fr1" draw:name="Image1" text:anchor-type="as-char" svg:width="3.366cm" svg:height="3.006cm" draw:z-index="0"><draw:image xlink:href="https://lh5.googleusercontent.com/ykuJjXGUeld7EvLFbHRDX4FJg1nXjeUmS0xI2vdlJw9ivG5CIAQeCpzywNh8BOfTH_90K2ckh821At8BYJFmwEiuk2I0hDVWpibl5X3SC3o1eaf7BAsY4VA6ZDRseZLdYwKMOK58" xlink:type="simple" xlink:show="embed" xlink:actuate="onLoad"/><svg:title>Bolitas,Caramelos,oTomates-Tomates1.png</svg:title></draw:frame></text:span><text:span text:style-name="T11">         </text:span><text:span text:style-name="T11"><draw:frame draw:style-name="fr1" draw:name="Image2" text:anchor-type="as-char" svg:width="3.366cm" svg:height="3.006cm" draw:z-index="1"><draw:image xlink:href="https://lh4.googleusercontent.com/DAn_5pD9_oV0G9TyW0ibHX1E3dKNGIF-B4uvojPNmzBVAU1G1YTIMq0BCH-oGV9F-I3DBQ5Ld4kHixRDqGwHWMbdojoLFRVL-TD0Fe4CLZkxcj8OFhS5ByGrQNKVPilBpmgHv39W" xlink:type="simple" xlink:show="embed" xlink:actuate="onLoad"/><svg:title>Bolitas,Caramelos,oTomates-Tomates2.png</svg:title></draw:frame></text:span></text:p>
      <text:p text:style-name="P3"><text:span text:style-name="T4">Figura </text:span><text:span text:style-name="T5">1</text:span><text:span text:style-name="T4">. Granjero sembrando plantines de tomate y cosechando los tomates.</text:span></text:p>
      <text:p text:style-name="P6"><text:span text:style-name="T1">¿</text:span><text:span text:style-name="T2">E</text:span><text:span text:style-name="T1">n qué se parece lo que acabamos de ver con el proyecto </text:span><text:span text:style-name="T11">“</text:span><text:span text:style-name="T6">Simulando repartir caramelos”</text:span><text:span text:style-name="T1">? </text:span><text:span text:style-name="T2">A</text:span><text:span text:style-name="T1">mbas tienen la misma estructura, en tanto se trata de distribuir ciertos elementos y luego recolectar otros. Más allá de que la actividad plantea un contexto diferente, es importante </text:span><text:span text:style-name="T2">identificar </text:span><text:span text:style-name="T1">que desde una perspectiva lógica las actividades son equivalentes.</text:span></text:p>
      <text:p text:style-name="P6"><text:span text:style-name="T1">Para continuar la actividad volver a ejecutar el programa del proyecto </text:span><text:span text:style-name="T11">“</text:span><text:span text:style-name="T6">Bolitas, caramelos o tomates”</text:span><text:span text:style-name="T1">, pero esta vez, desactivar antes la vestimenta; ver la Figura </text:span><text:span text:style-name="T3">2</text:span><text:span text:style-name="T1">. Se verá un tablero vacío en el que primero irán apareciendo bolitas y luego de que cambian de color, son retiradas.</text:span></text:p>
      <text:p text:style-name="P3"><text:span text:style-name="T11"><draw:frame draw:style-name="fr1" draw:name="Image3" text:anchor-type="as-char" svg:width="3.408cm" svg:height="2.625cm" draw:z-index="2"><draw:image xlink:href="https://lh3.googleusercontent.com/0L-SBE265GDMaKqaILYaH0R0vutK6CJhLNu9PSLRNX-PpSUYlCkkdMfNcrtWrQ63hDTbRn3Ydg2L4C_-ScGF9j7hrd0-8g3a36bW0axAPN-13vGiTHno-esR3FeISbPxBr9mSkIb" xlink:type="simple" xlink:show="embed" xlink:actuate="onLoad"/><svg:title>CambiandoVestimentas.png</svg:title></draw:frame></text:span><text:span text:style-name="T11"> <text:s text:c="22"/></text:span><text:span text:style-name="T11"><draw:frame draw:style-name="fr1" draw:name="Image4" text:anchor-type="as-char" svg:width="2.794cm" svg:height="2.498cm" draw:z-index="3"><draw:image xlink:href="https://lh4.googleusercontent.com/bYn2b1tDn2UPV5Mgeikz-xWPjUou3CihzuTmKqjSLTHtQkDenGHlTMNm3JY84_N3OV3Bi-BpRoqyfxhz4jTc4wd8-Ej-vU_i-22Vp6mgZX5Ya0VkOhKAdETuoClAwSiKRRNAzfRZ" xlink:type="simple" xlink:show="embed" xlink:actuate="onLoad"/><svg:title>Bolitas,Caramelos,oTomates2.png</svg:title></draw:frame></text:span></text:p>
      <text:p text:style-name="P1">Figura <text:span text:style-name="T16">2</text:span>. Botón para deshabilitar <text:span text:style-name="T16">o cambiar</text:span> la vestimenta y ejecución sin vestimenta.</text:p>
      <text:p text:style-name="P5"><text:span text:style-name="T1">¿En qué se parece lo recién visto a l</text:span><text:span text:style-name="T3">a simulación</text:span><text:span text:style-name="T1"> </text:span><text:span text:style-name="T3">d</text:span><text:span text:style-name="T1">e repart</text:span><text:span text:style-name="T3">ir</text:span><text:span text:style-name="T1"> caramelos o al granjero que sembraba tomates? Se espera que arribe</text:span><text:span text:style-name="T3">s</text:span><text:span text:style-name="T1"> nuevamente a la conclusión de que todas tienen la misma estructura lógica, en tanto se trata de distribuir ciertos elementos y luego recolectar otros elementos. Esto puede resultar un poquito menos evidente con las bolitas que con el granjero y los tomates. </text:span></text:p>
      <text:p text:style-name="P5"><text:span text:style-name="T1">Realizar una ejecución más del proyecto </text:span><text:span text:style-name="T11">“</text:span><text:span text:style-name="T6">Bolitas, caramelos o tomates”</text:span><text:span text:style-name="T1">, pero esta vez, antes y durante la ejecución, ir cambiando las vestimentas para que se vean aparecer o desaparecer: las bolitas, el docente repartiendo caramelos y el granjero sembrando plantines de tomate; </text:span><text:span text:style-name="T3">usar el botón mostrado en</text:span><text:span text:style-name="T1"> la Figura </text:span><text:span text:style-name="T3">2</text:span><text:span text:style-name="T1">. Así, mostramos tres formas distintas de visualizar la ejecución de un solo programa. Se concluye entonces que en realidad los tres programas son uno solo y lo único que cambia es la forma de visualizarlo.</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5-23T15:27:48.486000000</dc:date>
    <meta:editing-duration>PT4M41S</meta:editing-duration>
    <meta:editing-cycles>4</meta:editing-cycles>
    <meta:generator>LibreOffice/4.2.5.2$Windows_x86 LibreOffice_project/6ff819b65674ae6c83f3cbab9e4a4c2b292a7a94</meta:generator>
    <meta:document-statistic meta:table-count="0" meta:image-count="4" meta:object-count="0" meta:page-count="1" meta:paragraph-count="10" meta:word-count="341" meta:character-count="2127" meta:non-whitespace-character-count="1761"/>
  </office:meta>
</office:document-meta>
</file>